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4B0000006492A37F70.png"/>
  <manifest:file-entry manifest:media-type="image/png" manifest:full-path="Pictures/100002010000004F000000561480A79C.png"/>
  <manifest:file-entry manifest:media-type="image/png" manifest:full-path="Pictures/100002010000004F0000003DDA7321A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FontAwesome" svg:font-family="FontAwesome"/>
    <style:font-face style:name="TG Termes Math" svg:font-family="'TG Termes Math'"/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>
      <style:text-properties style:font-name="Utopia" fo:font-size="12pt" style:font-size-asian="12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Utopi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text-properties style:font-name="Utopia" fo:font-style="normal" style:text-underline-style="solid" style:text-underline-width="auto" style:text-underline-color="font-color" fo:background-color="transparent" style:font-style-asian="normal" style:font-style-complex="normal"/>
    </style:style>
    <style:style style:name="P5" style:family="paragraph" style:parent-style-name="Text_20_body">
      <style:text-properties style:font-name="Droid Sans" fo:font-size="10pt" fo:background-color="transparent" style:font-size-asian="10pt" style:font-size-complex="10pt"/>
    </style:style>
    <style:style style:name="P6" style:family="paragraph" style:parent-style-name="Text_20_body">
      <style:paragraph-properties fo:margin-top="0cm" fo:margin-bottom="0cm" fo:line-height="100%" fo:background-color="transparent" style:shadow="none">
        <style:background-image/>
      </style:paragraph-properties>
      <style:text-properties fo:background-color="transparent"/>
    </style:style>
    <style:style style:name="P7" style:family="paragraph" style:parent-style-name="Text_20_body">
      <style:paragraph-properties fo:margin-top="0cm" fo:margin-bottom="0cm" fo:line-height="100%" fo:background-color="transparent" style:shadow="none">
        <style:background-image/>
      </style:paragraph-properties>
      <style:text-properties style:font-name="Utopia" fo:background-color="transparent"/>
    </style:style>
    <style:style style:name="P8" style:family="paragraph" style:parent-style-name="Text_20_body">
      <style:paragraph-properties fo:margin-top="0cm" fo:margin-bottom="0cm" fo:line-height="100%" fo:background-color="transparent" style:shadow="none">
        <style:background-image/>
      </style:paragraph-properties>
      <style:text-properties style:font-name="Utopia"/>
    </style:style>
    <style:style style:name="P9" style:family="paragraph" style:parent-style-name="Text_20_body">
      <style:paragraph-properties fo:margin-top="0cm" fo:margin-bottom="0cm" fo:line-height="100%" fo:background-color="transparent" style:shadow="none">
        <style:background-image/>
      </style:paragraph-properties>
      <style:text-properties style:font-name="Utopia" fo:font-style="italic" style:text-underline-style="none" style:font-style-asian="italic" style:font-style-complex="italic"/>
    </style:style>
    <style:style style:name="P10" style:family="paragraph" style:parent-style-name="Text_20_body">
      <style:paragraph-properties fo:margin-top="0cm" fo:margin-bottom="0cm" fo:line-height="100%" fo:background-color="transparent" style:shadow="none">
        <style:background-image/>
      </style:paragraph-properties>
      <style:text-properties style:font-name="Utopia" fo:font-size="12pt" fo:background-color="transparent" style:font-name-asian="OpenSymbol" style:font-size-asian="10.5pt" style:font-name-complex="OpenSymbol" style:font-size-complex="12pt"/>
    </style:style>
    <style:style style:name="P11" style:family="paragraph" style:parent-style-name="Text_20_body">
      <style:paragraph-properties fo:margin-top="0cm" fo:margin-bottom="0cm" fo:line-height="100%" fo:background-color="transparent" style:shadow="none">
        <style:background-image/>
      </style:paragraph-properties>
      <style:text-properties fo:font-size="20pt" style:font-size-asian="20pt" style:font-size-complex="20pt"/>
    </style:style>
    <style:style style:name="P12" style:family="paragraph" style:parent-style-name="Text_20_body">
      <style:paragraph-properties fo:margin-top="0cm" fo:margin-bottom="0cm" fo:line-height="100%" fo:background-color="transparent" style:shadow="none">
        <style:background-image/>
      </style:paragraph-properties>
    </style:style>
    <style:style style:name="P13" style:family="paragraph" style:parent-style-name="Text_20_body" style:master-page-name="">
      <style:paragraph-properties fo:margin-top="0cm" fo:margin-bottom="0cm" fo:line-height="100%" style:page-number="auto" fo:background-color="transparent" style:shadow="none">
        <style:background-image/>
      </style:paragraph-properties>
      <style:text-properties fo:background-color="transparent"/>
    </style:style>
    <style:style style:name="P14" style:family="paragraph" style:parent-style-name="Text_20_body">
      <style:paragraph-properties fo:margin-top="0cm" fo:margin-bottom="0cm" fo:line-height="100%" fo:background-color="transparent" style:shadow="none">
        <style:background-image/>
      </style:paragraph-properties>
    </style:style>
    <style:style style:name="T1" style:family="text">
      <style:text-properties style:font-name="OpenSymbol" fo:font-size="24pt" fo:background-color="#66ff66" style:font-name-asian="OpenSymbol" style:font-size-asian="24pt" style:font-name-complex="OpenSymbol" style:font-size-complex="24pt" loext:char-shading-value="0"/>
    </style:style>
    <style:style style:name="T2" style:family="text">
      <style:text-properties style:font-name="OpenSymbol" fo:background-color="transparent" style:font-name-asian="OpenSymbol" style:font-name-complex="OpenSymbol" loext:char-shading-value="0"/>
    </style:style>
    <style:style style:name="T3" style:family="text">
      <style:text-properties style:font-name="OpenSymbol" fo:background-color="#66ff66" style:font-name-asian="OpenSymbol" style:font-name-complex="OpenSymbol" loext:char-shading-value="0"/>
    </style:style>
    <style:style style:name="T4" style:family="text">
      <style:text-properties style:font-name="Utopia"/>
    </style:style>
    <style:style style:name="T5" style:family="text">
      <style:text-properties style:font-name="Utopia" fo:font-size="12pt" style:font-name-asian="OpenSymbol" style:font-size-asian="10.5pt" style:font-name-complex="OpenSymbol" style:font-size-complex="12pt"/>
    </style:style>
    <style:style style:name="T6" style:family="text">
      <style:text-properties style:font-name="Utopia" fo:font-size="12pt" fo:background-color="transparent" style:font-name-asian="OpenSymbol" style:font-size-asian="10.5pt" style:font-name-complex="OpenSymbol" style:font-size-complex="12pt" loext:char-shading-value="0"/>
    </style:style>
    <style:style style:name="T7" style:family="text">
      <style:text-properties style:font-name="Utopia" fo:font-size="12pt" fo:font-weight="normal" style:font-name-asian="OpenSymbol" style:font-size-asian="10.5pt" style:font-weight-asian="normal" style:font-name-complex="OpenSymbol" style:font-size-complex="12pt" style:font-weight-complex="normal"/>
    </style:style>
    <style:style style:name="T8" style:family="text">
      <style:text-properties style:font-name="Utopia" fo:font-size="12pt" style:font-name-asian="FontAwesome" style:font-size-asian="10.5pt" style:font-name-complex="FontAwesome" style:font-size-complex="12pt"/>
    </style:style>
    <style:style style:name="T9" style:family="text">
      <style:text-properties style:font-name="Utopia" fo:font-size="12pt" fo:font-style="italic" fo:background-color="transparent" style:font-name-asian="OpenSymbol" style:font-size-asian="10.5pt" style:font-style-asian="italic" style:font-name-complex="OpenSymbol" style:font-size-complex="12pt" style:font-style-complex="italic" loext:char-shading-value="0"/>
    </style:style>
    <style:style style:name="T10" style:family="text">
      <style:text-properties style:font-name="Utopia" fo:font-size="24pt" style:font-name-asian="FontAwesome" style:font-size-asian="24pt" style:font-name-complex="FontAwesome" style:font-size-complex="24pt"/>
    </style:style>
    <style:style style:name="T11" style:family="text">
      <style:text-properties style:font-name="Utopia" fo:background-color="#66ff66" loext:char-shading-value="0"/>
    </style:style>
    <style:style style:name="T12" style:family="text">
      <style:text-properties style:font-name="Liberation Serif1" fo:font-size="24pt" fo:background-color="#999999" style:font-name-asian="Liberation Serif1" style:font-size-asian="24pt" style:font-name-complex="Liberation Serif1" style:font-size-complex="24pt" loext:char-shading-value="0"/>
    </style:style>
    <style:style style:name="T13" style:family="text">
      <style:text-properties style:font-name="Liberation Serif1" fo:font-size="24pt" fo:background-color="#ff950e" style:font-name-asian="Liberation Serif1" style:font-size-asian="24pt" style:font-name-complex="Liberation Serif1" style:font-size-complex="24pt" loext:char-shading-value="0"/>
    </style:style>
    <style:style style:name="T14" style:family="text">
      <style:text-properties style:font-name="Liberation Serif1" fo:font-size="24pt" fo:background-color="#ff99ff" style:font-name-asian="Liberation Serif1" style:font-size-asian="24pt" style:font-name-complex="Liberation Serif1" style:font-size-complex="24pt" loext:char-shading-value="0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font-name="TG Termes Math" fo:font-size="12pt" fo:font-weight="normal" fo:background-color="transparent" style:font-name-asian="TG Termes Math" style:font-size-asian="12pt" style:font-weight-asian="normal" style:font-name-complex="TG Termes Math" style:font-size-complex="12pt" style:font-weight-complex="normal" loext:char-shading-value="0"/>
    </style:style>
    <style:style style:name="T17" style:family="text">
      <style:text-properties fo:color="#009900" style:font-name="Liberation Serif1" fo:font-size="24pt" fo:background-color="#ff99ff" style:font-name-asian="Liberation Serif1" style:font-size-asian="24pt" style:font-name-complex="Liberation Serif1" style:font-size-complex="24pt" loext:char-shading-value="0"/>
    </style:style>
    <style:style style:name="T18" style:family="text">
      <style:text-properties fo:color="#009900" style:font-name="Liberation Serif1" fo:font-size="24pt" fo:background-color="#ffff00" style:font-name-asian="Liberation Serif1" style:font-size-asian="24pt" style:font-name-complex="Liberation Serif1" style:font-size-complex="24pt" loext:char-shading-value="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ic – Tac – Toe for the Auduino Manual</text:p>
      <text:p text:style-name="P3">by Colman, John and Herakliusz in C for Microcontrollers CS3514</text:p>
      <text:p text:style-name="P2"/>
      <text:p text:style-name="P5">Rules for TicTacToe,(noughts and crosses): <text:s/>A game for Two players.</text:p>
      <text:p text:style-name="P5">The beginning player Player One is traditionally selected by a coin toss or by mutual arrangement.</text:p>
      <text:p text:style-name="P5">Each player selects positions alternatively on a # shaped board. <text:s/>The same postion may NOT be selected by both players</text:p>
      <text:p text:style-name="P5">A win is achieved by making a line of three identical symbols horizontally or diagonally.</text:p>
      <text:p text:style-name="P5">The game may finish with a draw where no winning combination is reached and all positions are selected.</text:p>
      <text:p text:style-name="P5">In subsequent games the players traditionally alternate beginning as Player One.</text:p>
      <text:p text:style-name="P5">In our game the symbols are represented by yellow and red LEDs or Buttons on the GUI.</text:p>
      <text:p text:style-name="P4"/>
      <text:p text:style-name="P4">Start:</text:p>
      <text:p text:style-name="P13"><draw:frame draw:style-name="fr1" draw:name="graphics1" text:anchor-type="paragraph" svg:x="1.766cm" svg:y="0.37cm" svg:width="0.582cm" svg:height="0.478cm" draw:z-index="0"><draw:image xlink:href="Pictures/100002010000004B0000006492A37F70.png" xlink:type="simple" xlink:show="embed" xlink:actuate="onLoad"/></draw:frame><text:span text:style-name="T4">Press the </text:span><text:span text:style-name="T4"><text:s/>Play/Pause Button – A tune will be played </text:span><text:span text:style-name="T12">♫♫♫</text:span><text:span text:style-name="T4">. </text:span></text:p>
      <text:p text:style-name="P6"><text:span text:style-name="T4">To select </text:span><text:span text:style-name="T4">P</text:span><text:span text:style-name="T4">layer Ones colour press the </text:span><text:span text:style-name="T11">MODE</text:span><text:span text:style-name="T4"> Button – </text:span></text:p>
      <text:p text:style-name="P7"><text:tab/><text:tab/><text:tab/><text:tab/><text:tab/><text:tab/>The colour to play first will show 9 LEDs.</text:p>
      <text:p text:style-name="P7">Using the <text:span text:style-name="T15">remote</text:span>:</text:p>
      <text:p text:style-name="P6"><text:span text:style-name="T7">On the remote select your position </text:span><text:span text:style-name="T7">on the board </text:span><text:span text:style-name="T7">by pressing: <text:s/></text:span></text:p>
      <text:p text:style-name="P11"><text:span text:style-name="T2"><text:tab/><text:tab/></text:span><text:span text:style-name="T2"><text:tab/><text:tab/><text:tab/><text:tab/><text:tab/><text:tab/></text:span><text:span text:style-name="T3">① ② ③</text:span></text:p>
      <text:p text:style-name="P11"><text:span text:style-name="T2"><text:tab/><text:tab/><text:tab/><text:tab/><text:tab/><text:tab/><text:tab/><text:tab/></text:span><text:span text:style-name="T3">④ ⑤ ⑥</text:span></text:p>
      <text:p text:style-name="P11"><text:span text:style-name="T2"><text:tab/><text:tab/><text:tab/><text:tab/><text:tab/><text:tab/><text:tab/><text:tab/></text:span><text:span text:style-name="T3">⑦ ⑧ ⑨</text:span></text:p>
      <text:p text:style-name="P12"/>
      <text:p text:style-name="P12"><text:span text:style-name="T6">Using the </text:span><text:span text:style-name="T9">mouse</text:span><text:span text:style-name="T6">:</text:span></text:p>
      <text:p text:style-name="P10">Click on the button representing that position on the board.</text:p>
      <text:p text:style-name="P12"><text:span text:style-name="T6">If a player wins colmans tune will be played </text:span><text:span text:style-name="T14">♫♫♫</text:span><text:span text:style-name="T6">, the winners LEDs will all light up.</text:span></text:p>
      <text:p text:style-name="P12"><text:span text:style-name="T6">If there is a draw Greensleeves </text:span><text:span text:style-name="T18">♫♫♫</text:span><text:span text:style-name="T6">will be played. </text:span></text:p>
      <text:p text:style-name="P12"><draw:frame draw:style-name="fr1" draw:name="graphics3" text:anchor-type="paragraph" svg:x="10.458cm" svg:y="0.132cm" svg:width="0.623cm" svg:height="0.566cm" draw:z-index="2"><draw:image xlink:href="Pictures/100002010000004F0000003DDA7321A0.png" xlink:type="simple" xlink:show="embed" xlink:actuate="onLoad"/></draw:frame><text:span text:style-name="T6">In order to see the resulting board for the last game, press the </text:span><text:span text:style-name="T16">Button.</text:span></text:p>
      <text:p text:style-name="P8"/>
      <text:p text:style-name="P8"/>
      <text:p text:style-name="P9">Please Note:</text:p>
      <text:p text:style-name="P12"><text:span text:style-name="T4">If a</text:span><text:span text:style-name="T4">n invalid</text:span><text:span text:style-name="T4"> selection is made a nasty sound will be made</text:span> <text:span text:style-name="T13">♫♫♫</text:span><text:span text:style-name="T4">. <text:s/></text:span><text:span text:style-name="T4">The game will await a valid selection.</text:span></text:p>
      <text:p text:style-name="P12"><text:span text:style-name="T4">The game may be saved at any time by pressing the </text:span><text:span text:style-name="T1">EQ</text:span><text:span text:style-name="T6"> <text:s/>Button.</text:span></text:p>
      <text:p text:style-name="P6"><draw:frame draw:style-name="fr1" draw:name="graphics2" text:anchor-type="paragraph" svg:x="9.082cm" svg:y="0.363cm" svg:width="0.649cm" svg:height="0.504cm" draw:z-index="1"><draw:image xlink:href="Pictures/100002010000004F000000561480A79C.png" xlink:type="simple" xlink:show="embed" xlink:actuate="onLoad"/></draw:frame><text:span text:style-name="T5">The sound may be muted at any time by pressing the </text:span><text:span text:style-name="T10"><text:s/></text:span><text:span text:style-name="T8">SOUND Button.</text:span></text:p>
      <text:p text:style-name="P6"><text:span text:style-name="T8">T</text:span><text:span text:style-name="T8">he LEDs may be function checked by pressing MODE two times after the start in order </text:span><text:span text:style-name="T8">to ensure all 18 LEDS are functional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FontAwesome" svg:font-family="FontAwesome"/>
    <style:font-face style:name="TG Termes Math" svg:font-family="'TG Termes Math'"/>
    <style:font-face style:name="Liberation Serif1" svg:font-family="'Liberation Serif'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Droid Sans Fallback1" style:font-size-asian="10pt" style:font-name-complex="Liberation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07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2.168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ext:p text:style-name="MP1">Page No <text:page-number text:select-page="current">1</text:page-number> of <text:page-count>1</text:page-count> </text:p>
        <text:p text:style-name="MP1">Manual of TicTacToe Ver 03 <text:time style:data-style-name="N41" text:time-value="2016-12-15T06:48:36.67">06:46:56</text:time> <text:date style:data-style-name="N79" text:date-value="2016-12-15T06:48:36.67">Thursday 15 December 2016</text:date></text:p>
        <text:p text:style-name="MP1">Authors: Heraclius Lipiec, John O'Dowd, Colman O'Keeff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date>2016-12-15T06:48:36.65</dc:date>
    <meta:editing-duration>PT1H17M46S</meta:editing-duration>
    <meta:editing-cycles>5</meta:editing-cycles>
    <dc:creator>Colman O'Keeffe</dc:creator>
    <meta:document-statistic meta:table-count="0" meta:image-count="3" meta:object-count="0" meta:page-count="1" meta:paragraph-count="31" meta:word-count="326" meta:character-count="1803"/>
  </office:meta>
</office:document-meta>
</file>